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eadb0" officeooo:paragraph-rsid="000eadb0"/>
    </style:style>
    <style:style style:name="P2" style:family="paragraph" style:parent-style-name="Standard">
      <style:text-properties officeooo:rsid="000eadb0" officeooo:paragraph-rsid="000eadb0"/>
    </style:style>
    <style:style style:name="P3" style:family="paragraph" style:parent-style-name="Text_20_body">
      <style:text-properties officeooo:rsid="000eadb0" officeooo:paragraph-rsid="000eadb0"/>
    </style:style>
    <style:style style:name="P4" style:family="paragraph" style:parent-style-name="Standard">
      <style:text-properties officeooo:rsid="000b60dc" officeooo:paragraph-rsid="000b60dc"/>
    </style:style>
    <style:style style:name="P5" style:family="paragraph" style:parent-style-name="Standard">
      <style:text-properties officeooo:rsid="0010ae49" officeooo:paragraph-rsid="0010ae49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in" fo:margin-bottom="0in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in" fo:margin-bottom="0in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in" fo:margin-bottom="0in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in" fo:margin-bottom="0in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in" fo:margin-bottom="0in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in" fo:margin-bottom="0in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in" fo:margin-bottom="0in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in" fo:margin-bottom="0in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0">
      <style:paragraph-properties fo:margin-top="0in" fo:margin-bottom="0in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1">
      <style:paragraph-properties fo:margin-top="0in" fo:margin-bottom="0in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2">
      <style:paragraph-properties fo:margin-top="0in" fo:margin-bottom="0in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3">
      <style:paragraph-properties fo:margin-top="0in" fo:margin-bottom="0in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4">
      <style:paragraph-properties fo:margin-top="0in" fo:margin-bottom="0in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5">
      <style:paragraph-properties fo:margin-top="0in" fo:margin-bottom="0in" style:contextual-spacing="false"/>
    </style:style>
    <style:style style:name="P76" style:family="paragraph" style:parent-style-name="Text_20_body" style:list-style-name="L36"/>
    <style:style style:name="P77" style:family="paragraph" style:parent-style-name="Text_20_body" style:list-style-name="L36">
      <style:paragraph-properties fo:margin-top="0in" fo:margin-bottom="0in" style:contextual-spacing="false"/>
    </style:style>
    <style:style style:name="P78" style:family="paragraph" style:parent-style-name="Text_20_body" style:list-style-name="L37"/>
    <style:style style:name="P79" style:family="paragraph" style:parent-style-name="Text_20_body" style:list-style-name="L37">
      <style:paragraph-properties fo:margin-top="0in" fo:margin-bottom="0in" style:contextual-spacing="false"/>
    </style:style>
    <style:style style:name="P80" style:family="paragraph" style:parent-style-name="Text_20_body" style:list-style-name="L38"/>
    <style:style style:name="P81" style:family="paragraph" style:parent-style-name="Text_20_body" style:list-style-name="L38">
      <style:paragraph-properties fo:margin-top="0in" fo:margin-bottom="0in" style:contextual-spacing="false"/>
    </style:style>
    <style:style style:name="P82" style:family="paragraph" style:parent-style-name="Text_20_body" style:list-style-name="L39"/>
    <style:style style:name="P83" style:family="paragraph" style:parent-style-name="Text_20_body" style:list-style-name="L39">
      <style:paragraph-properties fo:margin-top="0in" fo:margin-bottom="0in" style:contextual-spacing="false"/>
    </style:style>
    <style:style style:name="P84" style:family="paragraph" style:parent-style-name="Text_20_body" style:list-style-name="L40"/>
    <style:style style:name="P85" style:family="paragraph" style:parent-style-name="Text_20_body" style:list-style-name="L40">
      <style:paragraph-properties fo:margin-top="0in" fo:margin-bottom="0in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1">
      <style:paragraph-properties fo:margin-top="0in" fo:margin-bottom="0in" style:contextual-spacing="false"/>
    </style:style>
    <style:style style:name="P88" style:family="paragraph" style:parent-style-name="Text_20_body" style:list-style-name="L42"/>
    <style:style style:name="P89" style:family="paragraph" style:parent-style-name="Text_20_body" style:list-style-name="L42">
      <style:paragraph-properties fo:margin-top="0in" fo:margin-bottom="0in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3">
      <style:paragraph-properties fo:margin-top="0in" fo:margin-bottom="0in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4">
      <style:paragraph-properties fo:margin-top="0in" fo:margin-bottom="0in" style:contextual-spacing="false"/>
    </style:style>
    <style:style style:name="P94" style:family="paragraph" style:parent-style-name="Text_20_body" style:list-style-name="L45"/>
    <style:style style:name="P95" style:family="paragraph" style:parent-style-name="Text_20_body" style:list-style-name="L45">
      <style:paragraph-properties fo:margin-top="0in" fo:margin-bottom="0in" style:contextual-spacing="false"/>
    </style:style>
    <style:style style:name="P96" style:family="paragraph" style:parent-style-name="Text_20_body" style:list-style-name="L46"/>
    <style:style style:name="P97" style:family="paragraph" style:parent-style-name="Text_20_body" style:list-style-name="L46">
      <style:paragraph-properties fo:margin-top="0in" fo:margin-bottom="0in" style:contextual-spacing="false"/>
    </style:style>
    <style:style style:name="P98" style:family="paragraph" style:parent-style-name="Text_20_body" style:list-style-name="L47"/>
    <style:style style:name="P99" style:family="paragraph" style:parent-style-name="Text_20_body" style:list-style-name="L47">
      <style:paragraph-properties fo:margin-top="0in" fo:margin-bottom="0in" style:contextual-spacing="false"/>
    </style:style>
    <style:style style:name="P100" style:family="paragraph" style:parent-style-name="Text_20_body" style:list-style-name="L48"/>
    <style:style style:name="P101" style:family="paragraph" style:parent-style-name="Text_20_body" style:list-style-name="L48">
      <style:paragraph-properties fo:margin-top="0in" fo:margin-bottom="0in" style:contextual-spacing="false"/>
    </style:style>
    <style:style style:name="P102" style:family="paragraph" style:parent-style-name="Text_20_body" style:list-style-name="L49"/>
    <style:style style:name="P103" style:family="paragraph" style:parent-style-name="Text_20_body" style:list-style-name="L49">
      <style:paragraph-properties fo:margin-top="0in" fo:margin-bottom="0in" style:contextual-spacing="false"/>
    </style:style>
    <style:style style:name="P104" style:family="paragraph" style:parent-style-name="Text_20_body" style:list-style-name="L50"/>
    <style:style style:name="P105" style:family="paragraph" style:parent-style-name="Text_20_body" style:list-style-name="L50">
      <style:paragraph-properties fo:margin-top="0in" fo:margin-bottom="0in" style:contextual-spacing="false"/>
    </style:style>
    <style:style style:name="P106" style:family="paragraph" style:parent-style-name="Text_20_body" style:list-style-name="L51"/>
    <style:style style:name="P107" style:family="paragraph" style:parent-style-name="Text_20_body" style:list-style-name="L51">
      <style:paragraph-properties fo:margin-top="0in" fo:margin-bottom="0in" style:contextual-spacing="false"/>
    </style:style>
    <style:style style:name="P108" style:family="paragraph" style:parent-style-name="Text_20_body" style:list-style-name="L52"/>
    <style:style style:name="P109" style:family="paragraph" style:parent-style-name="Text_20_body" style:list-style-name="L52">
      <style:paragraph-properties fo:margin-top="0in" fo:margin-bottom="0in" style:contextual-spacing="false"/>
    </style:style>
    <style:style style:name="P110" style:family="paragraph" style:parent-style-name="Text_20_body" style:list-style-name="L53"/>
    <style:style style:name="P111" style:family="paragraph" style:parent-style-name="Text_20_body" style:list-style-name="L5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BECOMEAWORLDNO1HACKERSELVAMANI</text:p>
      <text:p text:style-name="P4"><text:tab/><text:tab/><text:tab/>!!!!!!!!!!!!!!!!!!!!!!!!!!!!!!!!!!!!!!!!!!!!!!!!!!!!!!!!!!!!!</text:p>
      <text:h text:style-name="Heading_20_3" text:outline-level="3"><text:span text:style-name="Strong_20_Emphasis">1. Networking Fundamentals</text:span></text:h>
      <text:list text:style-name="L1">
        <text:list-item>
          <text:p text:style-name="P7"><text:span text:style-name="Strong_20_Emphasis">Introduction to Networking</text:span></text:p>
          <text:list>
            <text:list-item>
              <text:p text:style-name="P7">Types of Networks (LAN, WAN, MAN, PAN)</text:p>
            </text:list-item>
            <text:list-item>
              <text:p text:style-name="P7">Network Topologies (Star, Mesh, Ring, Bus)</text:p>
            </text:list-item>
            <text:list-item>
              <text:p text:style-name="P7">Networking Devices (Routers, Switches, Hubs, Access Points, Modems)</text:p>
            </text:list-item>
            <text:list-item>
              <text:p text:style-name="P7">IP Addressing (IPv4, IPv6)</text:p>
            </text:list-item>
            <text:list-item>
              <text:p text:style-name="P7">MAC Addressing</text:p>
            </text:list-item>
            <text:list-item>
              <text:p text:style-name="P7">Subnetting and CIDR</text:p>
            </text:list-item>
            <text:list-item>
              <text:p text:style-name="P7">Public vs. Private Networks</text:p>
            </text:list-item>
            <text:list-item>
              <text:p text:style-name="P7">Network Protocols (TCP/IP, UDP, ICMP, ARP)</text:p>
            </text:list-item>
            <text:list-item>
              <text:p text:style-name="P7">OSI Model (7 Layers of Networking)</text:p>
            </text:list-item>
            <text:list-item>
              <text:p text:style-name="P6">Encapsulation and Decapsulation</text:p>
            </text:list-item>
          </text:list>
        </text:list-item>
      </text:list>
      <text:h text:style-name="Heading_20_3" text:outline-level="3"><text:span text:style-name="Strong_20_Emphasis">2. TCP/IP Suite and Protocols</text:span></text:h>
      <text:list text:style-name="L2">
        <text:list-item>
          <text:p text:style-name="P9"><text:span text:style-name="Strong_20_Emphasis">Introduction to TCP/IP Model</text:span></text:p>
        </text:list-item>
        <text:list-item>
          <text:p text:style-name="P9"><text:span text:style-name="Strong_20_Emphasis">Core Protocols</text:span></text:p>
          <text:list>
            <text:list-item>
              <text:p text:style-name="P9">IP, TCP, UDP</text:p>
            </text:list-item>
            <text:list-item>
              <text:p text:style-name="P9">HTTP/HTTPS (Web communication)</text:p>
            </text:list-item>
            <text:list-item>
              <text:p text:style-name="P9">FTP, SFTP, TFTP (File Transfer Protocols)</text:p>
            </text:list-item>
            <text:list-item>
              <text:p text:style-name="P9">SMTP, POP3, IMAP (Email protocols)</text:p>
            </text:list-item>
          </text:list>
        </text:list-item>
        <text:list-item>
          <text:p text:style-name="P9"><text:span text:style-name="Strong_20_Emphasis">Routing and Addressing</text:span></text:p>
          <text:list>
            <text:list-item>
              <text:p text:style-name="P9">DNS (Domain Name System)</text:p>
            </text:list-item>
            <text:list-item>
              <text:p text:style-name="P9">DHCP (Dynamic Host Configuration Protocol)</text:p>
            </text:list-item>
            <text:list-item>
              <text:p text:style-name="P9">NAT (Network Address Translation)</text:p>
            </text:list-item>
          </text:list>
        </text:list-item>
        <text:list-item>
          <text:p text:style-name="P9"><text:span text:style-name="Strong_20_Emphasis">TCP Handshake (3-way Handshake)</text:span></text:p>
        </text:list-item>
        <text:list-item>
          <text:p text:style-name="P8"><text:span text:style-name="Strong_20_Emphasis">Socket Programming</text:span> (Understanding sockets and how applications communicate)</text:p>
        </text:list-item>
      </text:list>
      <text:h text:style-name="Heading_20_3" text:outline-level="3"><text:span text:style-name="Strong_20_Emphasis">3. Advanced Networking Concepts</text:span></text:h>
      <text:list text:style-name="L3">
        <text:list-item>
          <text:p text:style-name="P11"><text:span text:style-name="Strong_20_Emphasis">Routing Protocols</text:span></text:p>
          <text:list>
            <text:list-item>
              <text:p text:style-name="P11">Static vs. Dynamic Routing</text:p>
            </text:list-item>
            <text:list-item>
              <text:p text:style-name="P11">OSPF (Open Shortest Path First)</text:p>
            </text:list-item>
            <text:list-item>
              <text:p text:style-name="P11">BGP (Border Gateway Protocol)</text:p>
            </text:list-item>
            <text:list-item>
              <text:p text:style-name="P11">EIGRP (Enhanced Interior Gateway Routing Protocol)</text:p>
            </text:list-item>
          </text:list>
        </text:list-item>
        <text:list-item>
          <text:p text:style-name="P11"><text:span text:style-name="Strong_20_Emphasis">Switching</text:span></text:p>
          <text:list>
            <text:list-item>
              <text:p text:style-name="P11">Layer 2 Switching (VLANs, STP)</text:p>
            </text:list-item>
            <text:list-item>
              <text:p text:style-name="P11">Layer 3 Switching (Inter-VLAN Routing)</text:p>
            </text:list-item>
            <text:list-item>
              <text:p text:style-name="P11">MAC Address Table</text:p>
            </text:list-item>
          </text:list>
        </text:list-item>
        <text:list-item>
          <text:p text:style-name="P11"><text:span text:style-name="Strong_20_Emphasis">Wireless Networking</text:span></text:p>
          <text:list>
            <text:list-item>
              <text:p text:style-name="P11">Wi-Fi Protocols (802.11a/b/g/n/ac/ax)</text:p>
            </text:list-item>
            <text:list-item>
              <text:p text:style-name="P11"><text:soft-page-break/>WPA/WPA2/WPA3 (Wi-Fi Security Protocols)</text:p>
            </text:list-item>
            <text:list-item>
              <text:p text:style-name="P11">Wireless Attacks (WEP Cracking, Evil Twin Attack)</text:p>
            </text:list-item>
          </text:list>
        </text:list-item>
        <text:list-item>
          <text:p text:style-name="P11"><text:span text:style-name="Strong_20_Emphasis">NAT and PAT</text:span></text:p>
        </text:list-item>
        <text:list-item>
          <text:p text:style-name="P11"><text:span text:style-name="Strong_20_Emphasis">Network Address Translation</text:span> (Understanding how private IPs are translated)</text:p>
        </text:list-item>
        <text:list-item>
          <text:p text:style-name="P10"><text:span text:style-name="Strong_20_Emphasis">Load Balancing and Failover</text:span></text:p>
        </text:list-item>
      </text:list>
      <text:h text:style-name="Heading_20_3" text:outline-level="3"><text:span text:style-name="Strong_20_Emphasis">4. Network Security</text:span></text:h>
      <text:list text:style-name="L4">
        <text:list-item>
          <text:p text:style-name="P13"><text:span text:style-name="Strong_20_Emphasis">Firewalls</text:span></text:p>
          <text:list>
            <text:list-item>
              <text:p text:style-name="P13">Types of Firewalls (Packet Filtering, Stateful, Proxy, Next-Gen)</text:p>
            </text:list-item>
            <text:list-item>
              <text:p text:style-name="P13">Firewall Rules and Policies</text:p>
            </text:list-item>
          </text:list>
        </text:list-item>
        <text:list-item>
          <text:p text:style-name="P13"><text:span text:style-name="Strong_20_Emphasis">VPNs</text:span></text:p>
          <text:list>
            <text:list-item>
              <text:p text:style-name="P13">Types of VPNs (Site-to-Site, Remote Access)</text:p>
            </text:list-item>
            <text:list-item>
              <text:p text:style-name="P13">IPsec, SSL/TLS-based VPNs</text:p>
            </text:list-item>
            <text:list-item>
              <text:p text:style-name="P13">VPN Protocols (PPTP, L2TP, OpenVPN)</text:p>
            </text:list-item>
          </text:list>
        </text:list-item>
        <text:list-item>
          <text:p text:style-name="P13"><text:span text:style-name="Strong_20_Emphasis">Intrusion Detection and Prevention Systems (IDS/IPS)</text:span></text:p>
          <text:list>
            <text:list-item>
              <text:p text:style-name="P13">Signature-based IDS/IPS</text:p>
            </text:list-item>
            <text:list-item>
              <text:p text:style-name="P13">Anomaly-based IDS/IPS</text:p>
            </text:list-item>
          </text:list>
        </text:list-item>
        <text:list-item>
          <text:p text:style-name="P13"><text:span text:style-name="Strong_20_Emphasis">Network Scanning Tools</text:span></text:p>
          <text:list>
            <text:list-item>
              <text:p text:style-name="P13">Nmap (Network Mapper)</text:p>
            </text:list-item>
            <text:list-item>
              <text:p text:style-name="P13">Wireshark (Packet Sniffing)</text:p>
            </text:list-item>
            <text:list-item>
              <text:p text:style-name="P13">Nessus (Vulnerability Scanning)</text:p>
            </text:list-item>
            <text:list-item>
              <text:p text:style-name="P13">Burp Suite (Web Vulnerability Scanner)</text:p>
            </text:list-item>
          </text:list>
        </text:list-item>
        <text:list-item>
          <text:p text:style-name="P13"><text:span text:style-name="Strong_20_Emphasis">DDoS (Distributed Denial of Service)</text:span></text:p>
          <text:list>
            <text:list-item>
              <text:p text:style-name="P13">DDoS Attack Techniques</text:p>
            </text:list-item>
            <text:list-item>
              <text:p text:style-name="P13">Mitigation Strategies (Rate Limiting, IP Blocking)</text:p>
            </text:list-item>
          </text:list>
        </text:list-item>
        <text:list-item>
          <text:p text:style-name="P13"><text:span text:style-name="Strong_20_Emphasis">Network Penetration Testing</text:span></text:p>
          <text:list>
            <text:list-item>
              <text:p text:style-name="P13">Footprinting and Enumeration</text:p>
            </text:list-item>
            <text:list-item>
              <text:p text:style-name="P13">Vulnerability Analysis</text:p>
            </text:list-item>
            <text:list-item>
              <text:p text:style-name="P13">Exploitation Techniques</text:p>
            </text:list-item>
          </text:list>
        </text:list-item>
        <text:list-item>
          <text:p text:style-name="P13"><text:span text:style-name="Strong_20_Emphasis">Network Forensics</text:span></text:p>
          <text:list>
            <text:list-item>
              <text:p text:style-name="P12">Analyzing Network Traffic for Malicious Activity</text:p>
            </text:list-item>
          </text:list>
        </text:list-item>
      </text:list>
      <text:h text:style-name="Heading_20_3" text:outline-level="3"><text:span text:style-name="Strong_20_Emphasis">5. Cryptography</text:span></text:h>
      <text:list text:style-name="L5">
        <text:list-item>
          <text:p text:style-name="P15"><text:span text:style-name="Strong_20_Emphasis">Introduction to Cryptography</text:span></text:p>
          <text:list>
            <text:list-item>
              <text:p text:style-name="P15">Symmetric and Asymmetric Encryption</text:p>
            </text:list-item>
            <text:list-item>
              <text:p text:style-name="P15">Hashing Algorithms (MD5, SHA, SHA-256)</text:p>
            </text:list-item>
            <text:list-item>
              <text:p text:style-name="P15">Digital Signatures</text:p>
            </text:list-item>
            <text:list-item>
              <text:p text:style-name="P15">PKI (Public Key Infrastructure)</text:p>
            </text:list-item>
          </text:list>
        </text:list-item>
        <text:list-item>
          <text:p text:style-name="P15"><text:span text:style-name="Strong_20_Emphasis">TLS/SSL</text:span></text:p>
          <text:list>
            <text:list-item>
              <text:p text:style-name="P15">HTTPS and Secure Web Communication</text:p>
            </text:list-item>
          </text:list>
        </text:list-item>
        <text:list-item>
          <text:p text:style-name="P15"><text:span text:style-name="Strong_20_Emphasis">VPN Encryption</text:span></text:p>
        </text:list-item>
        <text:list-item>
          <text:p text:style-name="P14"><text:span text:style-name="Strong_20_Emphasis">End-to-End Encryption</text:span></text:p>
        </text:list-item>
      </text:list>
      <text:h text:style-name="Heading_20_3" text:outline-level="3"><text:soft-page-break/><text:span text:style-name="Strong_20_Emphasis">6. Wireless Attacks and Security</text:span></text:h>
      <text:list text:style-name="L6">
        <text:list-item>
          <text:p text:style-name="P17"><text:span text:style-name="Strong_20_Emphasis">Wireless Encryption</text:span></text:p>
          <text:list>
            <text:list-item>
              <text:p text:style-name="P17">WEP, WPA, WPA2, WPA3 Security Standards</text:p>
            </text:list-item>
          </text:list>
        </text:list-item>
        <text:list-item>
          <text:p text:style-name="P17"><text:span text:style-name="Strong_20_Emphasis">Cracking Wireless Networks</text:span></text:p>
          <text:list>
            <text:list-item>
              <text:p text:style-name="P17">Aircrack-ng Suite</text:p>
            </text:list-item>
            <text:list-item>
              <text:p text:style-name="P17">WEP/WPA2 Cracking</text:p>
            </text:list-item>
          </text:list>
        </text:list-item>
        <text:list-item>
          <text:p text:style-name="P17"><text:span text:style-name="Strong_20_Emphasis">Rogue Access Points</text:span></text:p>
          <text:list>
            <text:list-item>
              <text:p text:style-name="P17">Setting up Evil Twin Attacks</text:p>
            </text:list-item>
            <text:list-item>
              <text:p text:style-name="P17">Deauth Attacks</text:p>
            </text:list-item>
          </text:list>
        </text:list-item>
        <text:list-item>
          <text:p text:style-name="P16"><text:span text:style-name="Strong_20_Emphasis">Wireless Intrusion Detection/Prevention Systems (WIDS/WIPS)</text:span></text:p>
        </text:list-item>
      </text:list>
      <text:h text:style-name="Heading_20_3" text:outline-level="3"><text:span text:style-name="Strong_20_Emphasis">7. Ethical Hacking &amp; Penetration Testing</text:span></text:h>
      <text:list text:style-name="L7">
        <text:list-item>
          <text:p text:style-name="P19"><text:span text:style-name="Strong_20_Emphasis">Introduction to Ethical Hacking</text:span></text:p>
        </text:list-item>
        <text:list-item>
          <text:p text:style-name="P19"><text:span text:style-name="Strong_20_Emphasis">Footprinting and Reconnaissance</text:span></text:p>
          <text:list>
            <text:list-item>
              <text:p text:style-name="P19">Open-Source Intelligence (OSINT)</text:p>
            </text:list-item>
            <text:list-item>
              <text:p text:style-name="P19">Google Dorking</text:p>
            </text:list-item>
            <text:list-item>
              <text:p text:style-name="P19">DNS Enumeration (DNS Reconnaissance)</text:p>
            </text:list-item>
            <text:list-item>
              <text:p text:style-name="P19">Whois Lookup</text:p>
            </text:list-item>
          </text:list>
        </text:list-item>
        <text:list-item>
          <text:p text:style-name="P19"><text:span text:style-name="Strong_20_Emphasis">Scanning Networks</text:span></text:p>
          <text:list>
            <text:list-item>
              <text:p text:style-name="P19">Port Scanning (Nmap)</text:p>
            </text:list-item>
            <text:list-item>
              <text:p text:style-name="P19">Network Mapping</text:p>
            </text:list-item>
          </text:list>
        </text:list-item>
        <text:list-item>
          <text:p text:style-name="P19"><text:span text:style-name="Strong_20_Emphasis">Vulnerability Analysis</text:span></text:p>
          <text:list>
            <text:list-item>
              <text:p text:style-name="P19">Vulnerability Scanners (Nessus, OpenVAS)</text:p>
            </text:list-item>
          </text:list>
        </text:list-item>
        <text:list-item>
          <text:p text:style-name="P19"><text:span text:style-name="Strong_20_Emphasis">Exploitation</text:span></text:p>
          <text:list>
            <text:list-item>
              <text:p text:style-name="P19">Exploiting Vulnerabilities</text:p>
            </text:list-item>
            <text:list-item>
              <text:p text:style-name="P19">Gaining Access to Systems</text:p>
            </text:list-item>
            <text:list-item>
              <text:p text:style-name="P19">Post-Exploitation (Privilege Escalation, Maintaining Access)</text:p>
            </text:list-item>
          </text:list>
        </text:list-item>
        <text:list-item>
          <text:p text:style-name="P19"><text:span text:style-name="Strong_20_Emphasis">Metasploit Framework</text:span></text:p>
          <text:list>
            <text:list-item>
              <text:p text:style-name="P19">Using Metasploit for Exploit Development</text:p>
            </text:list-item>
            <text:list-item>
              <text:p text:style-name="P18">Payload Creation</text:p>
            </text:list-item>
          </text:list>
        </text:list-item>
      </text:list>
      <text:h text:style-name="Heading_20_3" text:outline-level="3"><text:span text:style-name="Strong_20_Emphasis">8. Network Monitoring and Management</text:span></text:h>
      <text:list text:style-name="L8">
        <text:list-item>
          <text:p text:style-name="P21"><text:span text:style-name="Strong_20_Emphasis">Network Monitoring Tools</text:span></text:p>
          <text:list>
            <text:list-item>
              <text:p text:style-name="P21">SNMP (Simple Network Management Protocol)</text:p>
            </text:list-item>
            <text:list-item>
              <text:p text:style-name="P21">NetFlow, sFlow</text:p>
            </text:list-item>
            <text:list-item>
              <text:p text:style-name="P21">SolarWinds, Nagios, Zabbix (Network Monitoring Tools)</text:p>
            </text:list-item>
          </text:list>
        </text:list-item>
        <text:list-item>
          <text:p text:style-name="P21"><text:span text:style-name="Strong_20_Emphasis">Packet Analysis</text:span></text:p>
          <text:list>
            <text:list-item>
              <text:p text:style-name="P21">Analyzing Network Traffic with Wireshark</text:p>
            </text:list-item>
            <text:list-item>
              <text:p text:style-name="P21">TCP Dump (Command-Line Packet Capture)</text:p>
            </text:list-item>
          </text:list>
        </text:list-item>
        <text:list-item>
          <text:p text:style-name="P21"><text:span text:style-name="Strong_20_Emphasis">Traffic Analysis and Control</text:span></text:p>
          <text:list>
            <text:list-item>
              <text:p text:style-name="P21">Quality of Service (QoS)</text:p>
            </text:list-item>
            <text:list-item>
              <text:p text:style-name="P20"><text:soft-page-break/>Bandwidth Monitoring and Management</text:p>
            </text:list-item>
          </text:list>
        </text:list-item>
      </text:list>
      <text:h text:style-name="Heading_20_3" text:outline-level="3"><text:span text:style-name="Strong_20_Emphasis">9. Network Automation and Scripting</text:span></text:h>
      <text:list text:style-name="L9">
        <text:list-item>
          <text:p text:style-name="P23"><text:span text:style-name="Strong_20_Emphasis">Automation Tools</text:span></text:p>
          <text:list>
            <text:list-item>
              <text:p text:style-name="P23">Ansible, Puppet, Chef (Network Automation)</text:p>
            </text:list-item>
            <text:list-item>
              <text:p text:style-name="P23">Python for Networking (Automating Network Tasks)</text:p>
            </text:list-item>
          </text:list>
        </text:list-item>
        <text:list-item>
          <text:p text:style-name="P23"><text:span text:style-name="Strong_20_Emphasis">Network Configuration Management</text:span></text:p>
          <text:list>
            <text:list-item>
              <text:p text:style-name="P23">Automating Configuration with Python and Bash Scripts</text:p>
            </text:list-item>
          </text:list>
        </text:list-item>
        <text:list-item>
          <text:p text:style-name="P23"><text:span text:style-name="Strong_20_Emphasis">API Integration</text:span></text:p>
          <text:list>
            <text:list-item>
              <text:p text:style-name="P22">REST APIs for Network Devices</text:p>
            </text:list-item>
          </text:list>
        </text:list-item>
      </text:list>
      <text:h text:style-name="Heading_20_3" text:outline-level="3"><text:span text:style-name="Strong_20_Emphasis">10. Cloud Networking</text:span></text:h>
      <text:list text:style-name="L10">
        <text:list-item>
          <text:p text:style-name="P25"><text:span text:style-name="Strong_20_Emphasis">Introduction to Cloud Networking</text:span></text:p>
          <text:list>
            <text:list-item>
              <text:p text:style-name="P25">AWS, Azure, Google Cloud Networking Concepts</text:p>
            </text:list-item>
          </text:list>
        </text:list-item>
        <text:list-item>
          <text:p text:style-name="P25"><text:span text:style-name="Strong_20_Emphasis">Virtual Private Cloud (VPC)</text:span></text:p>
        </text:list-item>
        <text:list-item>
          <text:p text:style-name="P25"><text:span text:style-name="Strong_20_Emphasis">Cloud Security</text:span></text:p>
          <text:list>
            <text:list-item>
              <text:p text:style-name="P25">Securing Cloud Networks</text:p>
            </text:list-item>
            <text:list-item>
              <text:p text:style-name="P25">Identity and Access Management (IAM)</text:p>
            </text:list-item>
          </text:list>
        </text:list-item>
        <text:list-item>
          <text:p text:style-name="P25"><text:span text:style-name="Strong_20_Emphasis">Hybrid Networking</text:span></text:p>
          <text:list>
            <text:list-item>
              <text:p text:style-name="P24">Connecting On-Premise and Cloud Networks</text:p>
            </text:list-item>
          </text:list>
        </text:list-item>
      </text:list>
      <text:h text:style-name="Heading_20_3" text:outline-level="3"><text:span text:style-name="Strong_20_Emphasis">11. Linux Networking</text:span></text:h>
      <text:list text:style-name="L11">
        <text:list-item>
          <text:p text:style-name="P27"><text:span text:style-name="Strong_20_Emphasis">Basic Linux Networking Commands</text:span></text:p>
          <text:list>
            <text:list-item>
              <text:p text:style-name="P27">ifconfig, ip, netstat, ping, traceroute</text:p>
            </text:list-item>
          </text:list>
        </text:list-item>
        <text:list-item>
          <text:p text:style-name="P27"><text:span text:style-name="Strong_20_Emphasis">Networking Services in Linux</text:span></text:p>
          <text:list>
            <text:list-item>
              <text:p text:style-name="P27">DHCP Server, DNS Server, FTP Server</text:p>
            </text:list-item>
          </text:list>
        </text:list-item>
        <text:list-item>
          <text:p text:style-name="P27"><text:span text:style-name="Strong_20_Emphasis">Firewall Configuration (iptables)</text:span></text:p>
        </text:list-item>
        <text:list-item>
          <text:p text:style-name="P27"><text:span text:style-name="Strong_20_Emphasis">Packet Sniffing in Linux</text:span></text:p>
          <text:list>
            <text:list-item>
              <text:p text:style-name="P27">tcpdump, Wireshark</text:p>
            </text:list-item>
          </text:list>
        </text:list-item>
        <text:list-item>
          <text:p text:style-name="P26"><text:span text:style-name="Strong_20_Emphasis">Network Interface Configuration</text:span></text:p>
        </text:list-item>
      </text:list>
      <text:h text:style-name="Heading_20_3" text:outline-level="3"><text:span text:style-name="Strong_20_Emphasis">12. Virtualization and Container Networking</text:span></text:h>
      <text:list text:style-name="L12">
        <text:list-item>
          <text:p text:style-name="P29"><text:span text:style-name="Strong_20_Emphasis">Introduction to Virtualization</text:span></text:p>
          <text:list>
            <text:list-item>
              <text:p text:style-name="P29">VMware, Hyper-V</text:p>
            </text:list-item>
          </text:list>
        </text:list-item>
        <text:list-item>
          <text:p text:style-name="P29"><text:span text:style-name="Strong_20_Emphasis">Container Networking</text:span></text:p>
          <text:list>
            <text:list-item>
              <text:p text:style-name="P29">Docker Networking</text:p>
            </text:list-item>
            <text:list-item>
              <text:p text:style-name="P29">Kubernetes Networking Concepts</text:p>
            </text:list-item>
            <text:list-item>
              <text:p text:style-name="P29">Network Policies in Containers</text:p>
            </text:list-item>
          </text:list>
        </text:list-item>
        <text:list-item>
          <text:p text:style-name="P29"><text:span text:style-name="Strong_20_Emphasis">SDN (Software-Defined Networking)</text:span></text:p>
          <text:list>
            <text:list-item>
              <text:p text:style-name="P29">Introduction to SDN</text:p>
            </text:list-item>
            <text:list-item>
              <text:p text:style-name="P29">OpenFlow Protocol</text:p>
            </text:list-item>
            <text:list-item>
              <text:p text:style-name="P28"><text:soft-page-break/>Network Virtualization Techniques</text:p>
            </text:list-item>
          </text:list>
        </text:list-item>
      </text:list>
      <text:h text:style-name="Heading_20_3" text:outline-level="3"><text:span text:style-name="Strong_20_Emphasis">13. Programming for Network Automation</text:span></text:h>
      <text:list text:style-name="L13">
        <text:list-item>
          <text:p text:style-name="P31"><text:span text:style-name="Strong_20_Emphasis">Python Networking</text:span></text:p>
          <text:list>
            <text:list-item>
              <text:p text:style-name="P31">Python Socket Programming</text:p>
            </text:list-item>
            <text:list-item>
              <text:p text:style-name="P31">Python Libraries (paramiko, scapy, netmiko)</text:p>
            </text:list-item>
          </text:list>
        </text:list-item>
        <text:list-item>
          <text:p text:style-name="P31"><text:span text:style-name="Strong_20_Emphasis">Bash Scripting for Networking Tasks</text:span></text:p>
        </text:list-item>
        <text:list-item>
          <text:p text:style-name="P30"><text:span text:style-name="Strong_20_Emphasis">Perl for Network Automation</text:span></text:p>
        </text:list-item>
      </text:list>
      <text:h text:style-name="Heading_20_3" text:outline-level="3"><text:span text:style-name="Strong_20_Emphasis">14. Legal and Ethical Aspects</text:span></text:h>
      <text:list text:style-name="L14">
        <text:list-item>
          <text:p text:style-name="P33"><text:span text:style-name="Strong_20_Emphasis">Cybersecurity Laws</text:span></text:p>
          <text:list>
            <text:list-item>
              <text:p text:style-name="P33">Ethical Hacking Guidelines</text:p>
            </text:list-item>
            <text:list-item>
              <text:p text:style-name="P33">GDPR, HIPAA, CCPA (Data Protection Regulations)</text:p>
            </text:list-item>
          </text:list>
        </text:list-item>
        <text:list-item>
          <text:p text:style-name="P33"><text:span text:style-name="Strong_20_Emphasis">Penetration Testing Methodologies</text:span></text:p>
          <text:list>
            <text:list-item>
              <text:p text:style-name="P33">OWASP Top 10</text:p>
            </text:list-item>
            <text:list-item>
              <text:p text:style-name="P32">PCI-DSS Compliance for Network Security</text:p>
            </text:list-item>
          </text:list>
        </text:list-item>
      </text:list>
      <text:h text:style-name="Heading_20_3" text:outline-level="3">Additional Topics:</text:h>
      <text:list text:style-name="L15">
        <text:list-item>
          <text:p text:style-name="P35"><text:span text:style-name="Strong_20_Emphasis">Internet of Things (IoT) Security</text:span></text:p>
        </text:list-item>
        <text:list-item>
          <text:p text:style-name="P35"><text:span text:style-name="Strong_20_Emphasis">Mobile Networks and Security (3G, 4G, 5G)</text:span></text:p>
        </text:list-item>
        <text:list-item>
          <text:p text:style-name="P35"><text:span text:style-name="Strong_20_Emphasis">Quantum Cryptography</text:span> (for future-proofing)</text:p>
        </text:list-item>
        <text:list-item>
          <text:p text:style-name="P34"><text:span text:style-name="Strong_20_Emphasis">Artificial Intelligence in Networking</text:span></text:p>
        </text:list-item>
      </text:list>
      <text:p text:style-name="Text_20_body">This comprehensive roadmap will give you a strong foundation in networking, enabling you to excel in hacking and cybersecurity. To become truly proficient, make sure to <text:span text:style-name="Strong_20_Emphasis">practice in virtual labs</text:span>, participate in <text:span text:style-name="Strong_20_Emphasis">CTF challenges (Capture The Flag)</text:span>, and apply your knowledge to real-world scenarios ethically.</text:p>
      <text:p text:style-name="Standard"/>
      <text:p text:style-name="P2">=========================================================================</text:p>
      <text:p text:style-name="P2"/>
      <text:h text:style-name="P1" text:outline-level="2"><text:span text:style-name="Strong_20_Emphasis">1. Fundamental Networking Concepts</text:span></text:h>
      <text:h text:style-name="Heading_20_3" text:outline-level="3"><text:span text:style-name="Strong_20_Emphasis">1.1. Basic Networking Principles</text:span></text:h>
      <text:list text:style-name="L16">
        <text:list-item>
          <text:p text:style-name="P37"><text:span text:style-name="Strong_20_Emphasis">Understanding Networks</text:span></text:p>
          <text:list>
            <text:list-item>
              <text:p text:style-name="P37">Definition and purpose</text:p>
            </text:list-item>
            <text:list-item>
              <text:p text:style-name="P37">Types of networks: LAN, WAN, MAN, PAN</text:p>
            </text:list-item>
          </text:list>
        </text:list-item>
        <text:list-item>
          <text:p text:style-name="P37"><text:span text:style-name="Strong_20_Emphasis">Network Topologies</text:span></text:p>
          <text:list>
            <text:list-item>
              <text:p text:style-name="P37">Star, Ring, Mesh, Bus, Hybrid</text:p>
            </text:list-item>
          </text:list>
        </text:list-item>
        <text:list-item>
          <text:p text:style-name="P37"><text:span text:style-name="Strong_20_Emphasis">OSI and TCP/IP Models</text:span></text:p>
          <text:list>
            <text:list-item>
              <text:p text:style-name="P37">Detailed study of each layer</text:p>
            </text:list-item>
            <text:list-item>
              <text:p text:style-name="P36">Protocols associated with each layer</text:p>
            </text:list-item>
          </text:list>
        </text:list-item>
      </text:list>
      <text:h text:style-name="Heading_20_3" text:outline-level="3"><text:soft-page-break/><text:span text:style-name="Strong_20_Emphasis">1.2. Networking Devices</text:span></text:h>
      <text:list text:style-name="L17">
        <text:list-item>
          <text:p text:style-name="P39"><text:span text:style-name="Strong_20_Emphasis">Routers</text:span></text:p>
          <text:list>
            <text:list-item>
              <text:p text:style-name="P39">Functionality and configuration</text:p>
            </text:list-item>
          </text:list>
        </text:list-item>
        <text:list-item>
          <text:p text:style-name="P39"><text:span text:style-name="Strong_20_Emphasis">Switches</text:span></text:p>
          <text:list>
            <text:list-item>
              <text:p text:style-name="P39">Layer 2 vs. Layer 3 switches</text:p>
            </text:list-item>
          </text:list>
        </text:list-item>
        <text:list-item>
          <text:p text:style-name="P39"><text:span text:style-name="Strong_20_Emphasis">Firewalls</text:span></text:p>
          <text:list>
            <text:list-item>
              <text:p text:style-name="P39">Types and configurations</text:p>
            </text:list-item>
          </text:list>
        </text:list-item>
        <text:list-item>
          <text:p text:style-name="P39"><text:span text:style-name="Strong_20_Emphasis">Access Points</text:span></text:p>
          <text:list>
            <text:list-item>
              <text:p text:style-name="P39">Wireless networking fundamentals</text:p>
            </text:list-item>
          </text:list>
        </text:list-item>
        <text:list-item>
          <text:p text:style-name="P39"><text:span text:style-name="Strong_20_Emphasis">Network Interface Cards (NICs)</text:span></text:p>
          <text:list>
            <text:list-item>
              <text:p text:style-name="P38">Hardware considerations</text:p>
            </text:list-item>
          </text:list>
        </text:list-item>
      </text:list>
      <text:h text:style-name="Heading_20_3" text:outline-level="3"><text:span text:style-name="Strong_20_Emphasis">1.3. IP Addressing and Subnetting</text:span></text:h>
      <text:list text:style-name="L18">
        <text:list-item>
          <text:p text:style-name="P41"><text:span text:style-name="Strong_20_Emphasis">IPv4 and IPv6</text:span></text:p>
          <text:list>
            <text:list-item>
              <text:p text:style-name="P41">Differences and transition mechanisms</text:p>
            </text:list-item>
          </text:list>
        </text:list-item>
        <text:list-item>
          <text:p text:style-name="P41"><text:span text:style-name="Strong_20_Emphasis">Subnetting</text:span></text:p>
          <text:list>
            <text:list-item>
              <text:p text:style-name="P41">Calculating subnets</text:p>
            </text:list-item>
            <text:list-item>
              <text:p text:style-name="P41">CIDR notation</text:p>
            </text:list-item>
          </text:list>
        </text:list-item>
        <text:list-item>
          <text:p text:style-name="P41"><text:span text:style-name="Strong_20_Emphasis">Private vs. Public IP Addresses</text:span></text:p>
        </text:list-item>
        <text:list-item>
          <text:p text:style-name="P40"><text:span text:style-name="Strong_20_Emphasis">IP Address Allocation and Management</text:span></text:p>
        </text:list-item>
      </text:list>
      <text:h text:style-name="Heading_20_3" text:outline-level="3"><text:span text:style-name="Strong_20_Emphasis">1.4. Protocols and Standards</text:span></text:h>
      <text:list text:style-name="L19">
        <text:list-item>
          <text:p text:style-name="P43"><text:span text:style-name="Strong_20_Emphasis">Common Networking Protocols</text:span></text:p>
          <text:list>
            <text:list-item>
              <text:p text:style-name="P43">HTTP/HTTPS, FTP, SMTP, DNS, DHCP, SNMP</text:p>
            </text:list-item>
          </text:list>
        </text:list-item>
        <text:list-item>
          <text:p text:style-name="P43"><text:span text:style-name="Strong_20_Emphasis">Secure Protocols</text:span></text:p>
          <text:list>
            <text:list-item>
              <text:p text:style-name="P43">SSH, TLS/SSL, IPSec</text:p>
            </text:list-item>
          </text:list>
        </text:list-item>
        <text:list-item>
          <text:p text:style-name="P43"><text:span text:style-name="Strong_20_Emphasis">Wireless Protocols</text:span></text:p>
          <text:list>
            <text:list-item>
              <text:p text:style-name="P42">802.11 standards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Advanced Networking Concepts</text:span></text:h>
      <text:h text:style-name="Heading_20_3" text:outline-level="3"><text:span text:style-name="Strong_20_Emphasis">2.1. Routing and Switching</text:span></text:h>
      <text:list text:style-name="L20">
        <text:list-item>
          <text:p text:style-name="P45"><text:span text:style-name="Strong_20_Emphasis">Routing Protocols</text:span></text:p>
          <text:list>
            <text:list-item>
              <text:p text:style-name="P45">OSPF, BGP, EIGRP</text:p>
            </text:list-item>
          </text:list>
        </text:list-item>
        <text:list-item>
          <text:p text:style-name="P45"><text:span text:style-name="Strong_20_Emphasis">Switching Concepts</text:span></text:p>
          <text:list>
            <text:list-item>
              <text:p text:style-name="P45">VLANs, STP, Trunking</text:p>
            </text:list-item>
          </text:list>
        </text:list-item>
        <text:list-item>
          <text:p text:style-name="P45"><text:span text:style-name="Strong_20_Emphasis">Advanced Routing Techniques</text:span></text:p>
          <text:list>
            <text:list-item>
              <text:p text:style-name="P45">Static vs. dynamic routing</text:p>
            </text:list-item>
            <text:list-item>
              <text:p text:style-name="P44">Route redistribution</text:p>
            </text:list-item>
          </text:list>
        </text:list-item>
      </text:list>
      <text:h text:style-name="Heading_20_3" text:outline-level="3"><text:soft-page-break/><text:span text:style-name="Strong_20_Emphasis">2.2. Network Security</text:span></text:h>
      <text:list text:style-name="L21">
        <text:list-item>
          <text:p text:style-name="P47"><text:span text:style-name="Strong_20_Emphasis">Firewalls and Intrusion Detection Systems (IDS)</text:span></text:p>
          <text:list>
            <text:list-item>
              <text:p text:style-name="P47">Configuration and management</text:p>
            </text:list-item>
          </text:list>
        </text:list-item>
        <text:list-item>
          <text:p text:style-name="P47"><text:span text:style-name="Strong_20_Emphasis">Virtual Private Networks (VPNs)</text:span></text:p>
          <text:list>
            <text:list-item>
              <text:p text:style-name="P47">Types: SSL VPN, IPsec VPN</text:p>
            </text:list-item>
          </text:list>
        </text:list-item>
        <text:list-item>
          <text:p text:style-name="P47"><text:span text:style-name="Strong_20_Emphasis">Network Access Control (NAC)</text:span></text:p>
        </text:list-item>
        <text:list-item>
          <text:p text:style-name="P47"><text:span text:style-name="Strong_20_Emphasis">Security Protocols</text:span></text:p>
          <text:list>
            <text:list-item>
              <text:p text:style-name="P46">WPA3, RADIUS, TACACS+</text:p>
            </text:list-item>
          </text:list>
        </text:list-item>
      </text:list>
      <text:h text:style-name="Heading_20_3" text:outline-level="3"><text:span text:style-name="Strong_20_Emphasis">2.3. Wireless Networking</text:span></text:h>
      <text:list text:style-name="L22">
        <text:list-item>
          <text:p text:style-name="P49"><text:span text:style-name="Strong_20_Emphasis">Wireless Security</text:span></text:p>
          <text:list>
            <text:list-item>
              <text:p text:style-name="P49">Encryption standards, securing wireless networks</text:p>
            </text:list-item>
          </text:list>
        </text:list-item>
        <text:list-item>
          <text:p text:style-name="P49"><text:span text:style-name="Strong_20_Emphasis">Wireless Design Principles</text:span></text:p>
          <text:list>
            <text:list-item>
              <text:p text:style-name="P49">Coverage, capacity, interference management</text:p>
            </text:list-item>
          </text:list>
        </text:list-item>
        <text:list-item>
          <text:p text:style-name="P49"><text:span text:style-name="Strong_20_Emphasis">Advanced Wireless Technologies</text:span></text:p>
          <text:list>
            <text:list-item>
              <text:p text:style-name="P48">MIMO, beamforming</text:p>
            </text:list-item>
          </text:list>
        </text:list-item>
      </text:list>
      <text:h text:style-name="Heading_20_3" text:outline-level="3"><text:span text:style-name="Strong_20_Emphasis">2.4. Network Virtualization and Cloud Networking</text:span></text:h>
      <text:list text:style-name="L23">
        <text:list-item>
          <text:p text:style-name="P51"><text:span text:style-name="Strong_20_Emphasis">Virtual LANs (VLANs)</text:span></text:p>
        </text:list-item>
        <text:list-item>
          <text:p text:style-name="P51"><text:span text:style-name="Strong_20_Emphasis">Software-Defined Networking (SDN)</text:span></text:p>
        </text:list-item>
        <text:list-item>
          <text:p text:style-name="P51"><text:span text:style-name="Strong_20_Emphasis">Cloud Networking Basics</text:span></text:p>
          <text:list>
            <text:list-item>
              <text:p text:style-name="P50">AWS, Azure, Google Cloud networking services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Systems and Operating Systems</text:span></text:h>
      <text:h text:style-name="Heading_20_3" text:outline-level="3"><text:span text:style-name="Strong_20_Emphasis">3.1. Operating Systems Fundamentals</text:span></text:h>
      <text:list text:style-name="L24">
        <text:list-item>
          <text:p text:style-name="P53"><text:span text:style-name="Strong_20_Emphasis">Windows Networking</text:span></text:p>
          <text:list>
            <text:list-item>
              <text:p text:style-name="P53">Active Directory, Group Policy</text:p>
            </text:list-item>
          </text:list>
        </text:list-item>
        <text:list-item>
          <text:p text:style-name="P53"><text:span text:style-name="Strong_20_Emphasis">Linux/Unix Networking</text:span></text:p>
          <text:list>
            <text:list-item>
              <text:p text:style-name="P52">Network configuration, command-line tools</text:p>
            </text:list-item>
          </text:list>
        </text:list-item>
      </text:list>
      <text:h text:style-name="Heading_20_3" text:outline-level="3"><text:span text:style-name="Strong_20_Emphasis">3.2. Server Management</text:span></text:h>
      <text:list text:style-name="L25">
        <text:list-item>
          <text:p text:style-name="P55"><text:span text:style-name="Strong_20_Emphasis">Web Servers</text:span></text:p>
          <text:list>
            <text:list-item>
              <text:p text:style-name="P55">Apache, Nginx</text:p>
            </text:list-item>
          </text:list>
        </text:list-item>
        <text:list-item>
          <text:p text:style-name="P55"><text:span text:style-name="Strong_20_Emphasis">Database Servers</text:span></text:p>
          <text:list>
            <text:list-item>
              <text:p text:style-name="P55">MySQL, PostgreSQL</text:p>
            </text:list-item>
          </text:list>
        </text:list-item>
        <text:list-item>
          <text:p text:style-name="P55"><text:span text:style-name="Strong_20_Emphasis">File Servers</text:span></text:p>
          <text:list>
            <text:list-item>
              <text:p text:style-name="P54">Samba, NFS</text:p>
            </text:list-item>
          </text:list>
        </text:list-item>
      </text:list>
      <text:h text:style-name="Heading_20_3" text:outline-level="3"><text:soft-page-break/><text:span text:style-name="Strong_20_Emphasis">3.3. Scripting and Automation</text:span></text:h>
      <text:list text:style-name="L26">
        <text:list-item>
          <text:p text:style-name="P57"><text:span text:style-name="Strong_20_Emphasis">Scripting Languages</text:span></text:p>
          <text:list>
            <text:list-item>
              <text:p text:style-name="P57">Python, Bash, PowerShell</text:p>
            </text:list-item>
          </text:list>
        </text:list-item>
        <text:list-item>
          <text:p text:style-name="P57"><text:span text:style-name="Strong_20_Emphasis">Automation Tools</text:span></text:p>
          <text:list>
            <text:list-item>
              <text:p text:style-name="P56">Ansible, Puppet, Chef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Programming and Scripting</text:span></text:h>
      <text:h text:style-name="Heading_20_3" text:outline-level="3"><text:span text:style-name="Strong_20_Emphasis">4.1. Programming Languages</text:span></text:h>
      <text:list text:style-name="L27">
        <text:list-item>
          <text:p text:style-name="P59"><text:span text:style-name="Strong_20_Emphasis">Python</text:span></text:p>
          <text:list>
            <text:list-item>
              <text:p text:style-name="P59">Scripting, automation, network programming</text:p>
            </text:list-item>
          </text:list>
        </text:list-item>
        <text:list-item>
          <text:p text:style-name="P59"><text:span text:style-name="Strong_20_Emphasis">C/C++</text:span></text:p>
          <text:list>
            <text:list-item>
              <text:p text:style-name="P59">Understanding low-level network interactions</text:p>
            </text:list-item>
          </text:list>
        </text:list-item>
        <text:list-item>
          <text:p text:style-name="P59"><text:span text:style-name="Strong_20_Emphasis">JavaScript</text:span></text:p>
          <text:list>
            <text:list-item>
              <text:p text:style-name="P58">For web-based exploits and understanding web protocols</text:p>
            </text:list-item>
          </text:list>
        </text:list-item>
      </text:list>
      <text:h text:style-name="Heading_20_3" text:outline-level="3"><text:span text:style-name="Strong_20_Emphasis">4.2. Scripting for Network Automation</text:span></text:h>
      <text:list text:style-name="L28">
        <text:list-item>
          <text:p text:style-name="P61"><text:span text:style-name="Strong_20_Emphasis">Automating Network Tasks</text:span></text:p>
          <text:list>
            <text:list-item>
              <text:p text:style-name="P61">Configuration management, deployment scripts</text:p>
            </text:list-item>
          </text:list>
        </text:list-item>
        <text:list-item>
          <text:p text:style-name="P61"><text:span text:style-name="Strong_20_Emphasis">APIs and Network Services</text:span></text:p>
          <text:list>
            <text:list-item>
              <text:p text:style-name="P60">Interacting with network devices programmatically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Cybersecurity Foundations</text:span></text:h>
      <text:h text:style-name="Heading_20_3" text:outline-level="3"><text:span text:style-name="Strong_20_Emphasis">5.1. Security Principles</text:span></text:h>
      <text:list text:style-name="L29">
        <text:list-item>
          <text:p text:style-name="P63"><text:span text:style-name="Strong_20_Emphasis">Confidentiality, Integrity, Availability (CIA Triad)</text:span></text:p>
        </text:list-item>
        <text:list-item>
          <text:p text:style-name="P63"><text:span text:style-name="Strong_20_Emphasis">Authentication, Authorization, Accounting (AAA)</text:span></text:p>
        </text:list-item>
        <text:list-item>
          <text:p text:style-name="P62"><text:span text:style-name="Strong_20_Emphasis">Risk Management</text:span></text:p>
        </text:list-item>
      </text:list>
      <text:h text:style-name="Heading_20_3" text:outline-level="3"><text:span text:style-name="Strong_20_Emphasis">5.2. Threat Modeling and Vulnerability Assessment</text:span></text:h>
      <text:list text:style-name="L30">
        <text:list-item>
          <text:p text:style-name="P65"><text:span text:style-name="Strong_20_Emphasis">Identifying Threats and Vulnerabilities</text:span></text:p>
        </text:list-item>
        <text:list-item>
          <text:p text:style-name="P65"><text:span text:style-name="Strong_20_Emphasis">Using Tools for Vulnerability Scanning</text:span></text:p>
          <text:list>
            <text:list-item>
              <text:p text:style-name="P64">Nessus, OpenVAS</text:p>
            </text:list-item>
          </text:list>
        </text:list-item>
      </text:list>
      <text:h text:style-name="Heading_20_3" text:outline-level="3"><text:span text:style-name="Strong_20_Emphasis">5.3. Cryptography Basics</text:span></text:h>
      <text:list text:style-name="L31">
        <text:list-item>
          <text:p text:style-name="P67"><text:span text:style-name="Strong_20_Emphasis">Encryption and Decryption</text:span></text:p>
        </text:list-item>
        <text:list-item>
          <text:p text:style-name="P67"><text:span text:style-name="Strong_20_Emphasis">Symmetric vs. Asymmetric Encryption</text:span></text:p>
        </text:list-item>
        <text:list-item>
          <text:p text:style-name="P66"><text:soft-page-break/><text:span text:style-name="Strong_20_Emphasis">Hashing Algorithms</text:span></text:p>
        </text:list-item>
      </text:list>
      <text:p text:style-name="Horizontal_20_Line"/>
      <text:h text:style-name="Heading_20_2" text:outline-level="2"><text:span text:style-name="Strong_20_Emphasis">6. Ethical Hacking and Penetration Testing</text:span></text:h>
      <text:h text:style-name="Heading_20_3" text:outline-level="3"><text:span text:style-name="Strong_20_Emphasis">6.1. Penetration Testing Methodologies</text:span></text:h>
      <text:list text:style-name="L32">
        <text:list-item>
          <text:p text:style-name="P69"><text:span text:style-name="Strong_20_Emphasis">Reconnaissance</text:span></text:p>
          <text:list>
            <text:list-item>
              <text:p text:style-name="P69">Passive and active information gathering</text:p>
            </text:list-item>
          </text:list>
        </text:list-item>
        <text:list-item>
          <text:p text:style-name="P69"><text:span text:style-name="Strong_20_Emphasis">Scanning and Enumeration</text:span></text:p>
          <text:list>
            <text:list-item>
              <text:p text:style-name="P69">Port scanning, network mapping</text:p>
            </text:list-item>
          </text:list>
        </text:list-item>
        <text:list-item>
          <text:p text:style-name="P69"><text:span text:style-name="Strong_20_Emphasis">Exploitation</text:span></text:p>
          <text:list>
            <text:list-item>
              <text:p text:style-name="P69">Identifying and exploiting vulnerabilities</text:p>
            </text:list-item>
          </text:list>
        </text:list-item>
        <text:list-item>
          <text:p text:style-name="P69"><text:span text:style-name="Strong_20_Emphasis">Post-Exploitation</text:span></text:p>
          <text:list>
            <text:list-item>
              <text:p text:style-name="P69">Maintaining access, covering tracks</text:p>
            </text:list-item>
          </text:list>
        </text:list-item>
        <text:list-item>
          <text:p text:style-name="P69"><text:span text:style-name="Strong_20_Emphasis">Reporting</text:span></text:p>
          <text:list>
            <text:list-item>
              <text:p text:style-name="P68">Documenting findings and remediation steps</text:p>
            </text:list-item>
          </text:list>
        </text:list-item>
      </text:list>
      <text:h text:style-name="Heading_20_3" text:outline-level="3"><text:span text:style-name="Strong_20_Emphasis">6.2. Tools and Techniques</text:span></text:h>
      <text:list text:style-name="L33">
        <text:list-item>
          <text:p text:style-name="P71"><text:span text:style-name="Strong_20_Emphasis">Network Scanning Tools</text:span></text:p>
          <text:list>
            <text:list-item>
              <text:p text:style-name="P71">Nmap, Angry IP Scanner</text:p>
            </text:list-item>
          </text:list>
        </text:list-item>
        <text:list-item>
          <text:p text:style-name="P71"><text:span text:style-name="Strong_20_Emphasis">Vulnerability Assessment Tools</text:span></text:p>
          <text:list>
            <text:list-item>
              <text:p text:style-name="P71">Nessus, OpenVAS</text:p>
            </text:list-item>
          </text:list>
        </text:list-item>
        <text:list-item>
          <text:p text:style-name="P71"><text:span text:style-name="Strong_20_Emphasis">Exploitation Frameworks</text:span></text:p>
          <text:list>
            <text:list-item>
              <text:p text:style-name="P71">Metasploit, Cobalt Strike</text:p>
            </text:list-item>
          </text:list>
        </text:list-item>
        <text:list-item>
          <text:p text:style-name="P71"><text:span text:style-name="Strong_20_Emphasis">Wireless Hacking Tools</text:span></text:p>
          <text:list>
            <text:list-item>
              <text:p text:style-name="P71">Aircrack-ng, Kismet</text:p>
            </text:list-item>
          </text:list>
        </text:list-item>
        <text:list-item>
          <text:p text:style-name="P71"><text:span text:style-name="Strong_20_Emphasis">Web Application Testing Tools</text:span></text:p>
          <text:list>
            <text:list-item>
              <text:p text:style-name="P70">Burp Suite, OWASP ZAP</text:p>
            </text:list-item>
          </text:list>
        </text:list-item>
      </text:list>
      <text:h text:style-name="Heading_20_3" text:outline-level="3"><text:span text:style-name="Strong_20_Emphasis">6.3. Exploit Development</text:span></text:h>
      <text:list text:style-name="L34">
        <text:list-item>
          <text:p text:style-name="P73"><text:span text:style-name="Strong_20_Emphasis">Understanding Exploit Mechanics</text:span></text:p>
        </text:list-item>
        <text:list-item>
          <text:p text:style-name="P73"><text:span text:style-name="Strong_20_Emphasis">Buffer Overflows</text:span></text:p>
        </text:list-item>
        <text:list-item>
          <text:p text:style-name="P73"><text:span text:style-name="Strong_20_Emphasis">Reverse Engineering</text:span></text:p>
          <text:list>
            <text:list-item>
              <text:p text:style-name="P72">Using tools like IDA Pro, Ghidra</text:p>
            </text:list-item>
          </text:list>
        </text:list-item>
      </text:list>
      <text:h text:style-name="Heading_20_3" text:outline-level="3"><text:span text:style-name="Strong_20_Emphasis">6.4. Social Engineering</text:span></text:h>
      <text:list text:style-name="L35">
        <text:list-item>
          <text:p text:style-name="P75"><text:span text:style-name="Strong_20_Emphasis">Techniques and Prevention</text:span></text:p>
        </text:list-item>
        <text:list-item>
          <text:p text:style-name="P74"><text:span text:style-name="Strong_20_Emphasis">Phishing, Pretexting, Baiting</text:span></text:p>
        </text:list-item>
      </text:list>
      <text:p text:style-name="Horizontal_20_Line"/>
      <text:h text:style-name="Heading_20_2" text:outline-level="2"><text:soft-page-break/><text:span text:style-name="Strong_20_Emphasis">7. Certifications and Continuous Learning</text:span></text:h>
      <text:h text:style-name="Heading_20_3" text:outline-level="3"><text:span text:style-name="Strong_20_Emphasis">7.1. Relevant Certifications</text:span></text:h>
      <text:list text:style-name="L36">
        <text:list-item>
          <text:p text:style-name="P77"><text:span text:style-name="Strong_20_Emphasis">CompTIA Network+</text:span></text:p>
        </text:list-item>
        <text:list-item>
          <text:p text:style-name="P77"><text:span text:style-name="Strong_20_Emphasis">CompTIA Security+</text:span></text:p>
        </text:list-item>
        <text:list-item>
          <text:p text:style-name="P77"><text:span text:style-name="Strong_20_Emphasis">Certified Ethical Hacker (CEH)</text:span></text:p>
        </text:list-item>
        <text:list-item>
          <text:p text:style-name="P77"><text:span text:style-name="Strong_20_Emphasis">Offensive Security Certified Professional (OSCP)</text:span></text:p>
        </text:list-item>
        <text:list-item>
          <text:p text:style-name="P77"><text:span text:style-name="Strong_20_Emphasis">Cisco Certified Network Associate (CCNA)</text:span></text:p>
        </text:list-item>
        <text:list-item>
          <text:p text:style-name="P76"><text:span text:style-name="Strong_20_Emphasis">Certified Information Systems Security Professional (CISSP)</text:span></text:p>
        </text:list-item>
      </text:list>
      <text:h text:style-name="Heading_20_3" text:outline-level="3"><text:span text:style-name="Strong_20_Emphasis">7.2. Staying Updated</text:span></text:h>
      <text:list text:style-name="L37">
        <text:list-item>
          <text:p text:style-name="P79"><text:span text:style-name="Strong_20_Emphasis">Follow Cybersecurity News</text:span></text:p>
          <text:list>
            <text:list-item>
              <text:p text:style-name="P79">Websites like Krebs on Security, Threatpost</text:p>
            </text:list-item>
          </text:list>
        </text:list-item>
        <text:list-item>
          <text:p text:style-name="P79"><text:span text:style-name="Strong_20_Emphasis">Participate in Communities</text:span></text:p>
          <text:list>
            <text:list-item>
              <text:p text:style-name="P79">Forums, Discord servers, Reddit (e.g., r/netsec)</text:p>
            </text:list-item>
          </text:list>
        </text:list-item>
        <text:list-item>
          <text:p text:style-name="P79"><text:span text:style-name="Strong_20_Emphasis">Attend Conferences</text:span></text:p>
          <text:list>
            <text:list-item>
              <text:p text:style-name="P79">DEF CON, Black Hat, BSides</text:p>
            </text:list-item>
          </text:list>
        </text:list-item>
        <text:list-item>
          <text:p text:style-name="P79"><text:span text:style-name="Strong_20_Emphasis">Continuous Practice</text:span></text:p>
          <text:list>
            <text:list-item>
              <text:p text:style-name="P79">Capture The Flag (CTF) competitions</text:p>
            </text:list-item>
            <text:list-item>
              <text:p text:style-name="P78">Online labs and platforms like Hack The Box, TryHackMe</text:p>
            </text:list-item>
          </text:list>
        </text:list-item>
      </text:list>
      <text:p text:style-name="Horizontal_20_Line"/>
      <text:h text:style-name="Heading_20_2" text:outline-level="2"><text:span text:style-name="Strong_20_Emphasis">8. Practical Experience</text:span></text:h>
      <text:h text:style-name="Heading_20_3" text:outline-level="3"><text:span text:style-name="Strong_20_Emphasis">8.1. Home Lab Setup</text:span></text:h>
      <text:list text:style-name="L38">
        <text:list-item>
          <text:p text:style-name="P81"><text:span text:style-name="Strong_20_Emphasis">Virtualization Tools</text:span></text:p>
          <text:list>
            <text:list-item>
              <text:p text:style-name="P81">VMware, VirtualBox</text:p>
            </text:list-item>
          </text:list>
        </text:list-item>
        <text:list-item>
          <text:p text:style-name="P81"><text:span text:style-name="Strong_20_Emphasis">Simulating Networks</text:span></text:p>
          <text:list>
            <text:list-item>
              <text:p text:style-name="P81">Using tools like GNS3, Cisco Packet Tracer</text:p>
            </text:list-item>
          </text:list>
        </text:list-item>
        <text:list-item>
          <text:p text:style-name="P81"><text:span text:style-name="Strong_20_Emphasis">Installing Security Distributions</text:span></text:p>
          <text:list>
            <text:list-item>
              <text:p text:style-name="P80">Kali Linux, Parrot Security OS</text:p>
            </text:list-item>
          </text:list>
        </text:list-item>
      </text:list>
      <text:h text:style-name="Heading_20_3" text:outline-level="3"><text:span text:style-name="Strong_20_Emphasis">8.2. Internships and Real-World Experience</text:span></text:h>
      <text:list text:style-name="L39">
        <text:list-item>
          <text:p text:style-name="P83"><text:span text:style-name="Strong_20_Emphasis">Seek Opportunities in IT and Cybersecurity</text:span></text:p>
        </text:list-item>
        <text:list-item>
          <text:p text:style-name="P82"><text:span text:style-name="Strong_20_Emphasis">Contribute to Open-Source Security Projects</text:span></text:p>
        </text:list-item>
      </text:list>
      <text:h text:style-name="Heading_20_3" text:outline-level="3"><text:span text:style-name="Strong_20_Emphasis">8.3. Bug Bounty Programs</text:span></text:h>
      <text:list text:style-name="L40">
        <text:list-item>
          <text:p text:style-name="P85"><text:span text:style-name="Strong_20_Emphasis">Participate in Bug Bounties</text:span></text:p>
          <text:list>
            <text:list-item>
              <text:p text:style-name="P85">Platforms like HackerOne, Bugcrowd</text:p>
            </text:list-item>
          </text:list>
        </text:list-item>
        <text:list-item>
          <text:p text:style-name="P85"><text:span text:style-name="Strong_20_Emphasis">Responsible Disclosure</text:span></text:p>
          <text:list>
            <text:list-item>
              <text:p text:style-name="P84"><text:soft-page-break/>Understanding legal and ethical guidelines</text:p>
            </text:list-item>
          </text:list>
        </text:list-item>
      </text:list>
      <text:p text:style-name="Horizontal_20_Line"/>
      <text:h text:style-name="Heading_20_2" text:outline-level="2"><text:span text:style-name="Strong_20_Emphasis">9. Soft Skills and Professional Development</text:span></text:h>
      <text:h text:style-name="Heading_20_3" text:outline-level="3"><text:span text:style-name="Strong_20_Emphasis">9.1. Problem-Solving Skills</text:span></text:h>
      <text:list text:style-name="L41">
        <text:list-item>
          <text:p text:style-name="P87"><text:span text:style-name="Strong_20_Emphasis">Analytical Thinking</text:span></text:p>
        </text:list-item>
        <text:list-item>
          <text:p text:style-name="P86"><text:span text:style-name="Strong_20_Emphasis">Attention to Detail</text:span></text:p>
        </text:list-item>
      </text:list>
      <text:h text:style-name="Heading_20_3" text:outline-level="3"><text:span text:style-name="Strong_20_Emphasis">9.2. Communication Skills</text:span></text:h>
      <text:list text:style-name="L42">
        <text:list-item>
          <text:p text:style-name="P89"><text:span text:style-name="Strong_20_Emphasis">Writing Reports</text:span></text:p>
        </text:list-item>
        <text:list-item>
          <text:p text:style-name="P88"><text:span text:style-name="Strong_20_Emphasis">Presenting Findings to Non-Technical Stakeholders</text:span></text:p>
        </text:list-item>
      </text:list>
      <text:h text:style-name="Heading_20_3" text:outline-level="3"><text:span text:style-name="Strong_20_Emphasis">9.3. Ethical Considerations</text:span></text:h>
      <text:list text:style-name="L43">
        <text:list-item>
          <text:p text:style-name="P91"><text:span text:style-name="Strong_20_Emphasis">Understanding Legal Boundaries</text:span></text:p>
        </text:list-item>
        <text:list-item>
          <text:p text:style-name="P90"><text:span text:style-name="Strong_20_Emphasis">Maintaining Professional Integrity</text:span></text:p>
        </text:list-item>
      </text:list>
      <text:h text:style-name="Heading_20_3" text:outline-level="3"><text:span text:style-name="Strong_20_Emphasis">9.4. Time Management and Organization</text:span></text:h>
      <text:list text:style-name="L44">
        <text:list-item>
          <text:p text:style-name="P93"><text:span text:style-name="Strong_20_Emphasis">Balancing Multiple Projects</text:span></text:p>
        </text:list-item>
        <text:list-item>
          <text:p text:style-name="P92"><text:span text:style-name="Strong_20_Emphasis">Prioritizing Tasks Effectively</text:span></text:p>
        </text:list-item>
      </text:list>
      <text:p text:style-name="Horizontal_20_Line"/>
      <text:h text:style-name="Heading_20_2" text:outline-level="2"><text:span text:style-name="Strong_20_Emphasis">10. Specialized Areas (Optional but Beneficial)</text:span></text:h>
      <text:h text:style-name="Heading_20_3" text:outline-level="3"><text:span text:style-name="Strong_20_Emphasis">10.1. Reverse Engineering</text:span></text:h>
      <text:list text:style-name="L45">
        <text:list-item>
          <text:p text:style-name="P95"><text:span text:style-name="Strong_20_Emphasis">Disassemblers and Debuggers</text:span></text:p>
          <text:list>
            <text:list-item>
              <text:p text:style-name="P95">IDA Pro, Ghidra, OllyDbg</text:p>
            </text:list-item>
          </text:list>
        </text:list-item>
        <text:list-item>
          <text:p text:style-name="P94"><text:span text:style-name="Strong_20_Emphasis">Analyzing Malware</text:span></text:p>
        </text:list-item>
      </text:list>
      <text:h text:style-name="Heading_20_3" text:outline-level="3"><text:span text:style-name="Strong_20_Emphasis">10.2. Mobile Security</text:span></text:h>
      <text:list text:style-name="L46">
        <text:list-item>
          <text:p text:style-name="P97"><text:span text:style-name="Strong_20_Emphasis">Android and iOS Security</text:span></text:p>
        </text:list-item>
        <text:list-item>
          <text:p text:style-name="P96"><text:span text:style-name="Strong_20_Emphasis">Mobile Application Testing</text:span></text:p>
        </text:list-item>
      </text:list>
      <text:h text:style-name="Heading_20_3" text:outline-level="3"><text:span text:style-name="Strong_20_Emphasis">10.3. Cloud Security</text:span></text:h>
      <text:list text:style-name="L47">
        <text:list-item>
          <text:p text:style-name="P99"><text:span text:style-name="Strong_20_Emphasis">Securing Cloud Environments</text:span></text:p>
        </text:list-item>
        <text:list-item>
          <text:p text:style-name="P98"><text:span text:style-name="Strong_20_Emphasis">Understanding Cloud-Specific Threats</text:span></text:p>
        </text:list-item>
      </text:list>
      <text:h text:style-name="Heading_20_3" text:outline-level="3"><text:span text:style-name="Strong_20_Emphasis">10.4. IoT Security</text:span></text:h>
      <text:list text:style-name="L48">
        <text:list-item>
          <text:p text:style-name="P101"><text:span text:style-name="Strong_20_Emphasis">Securing Internet of Things Devices</text:span></text:p>
        </text:list-item>
        <text:list-item>
          <text:p text:style-name="P100"><text:soft-page-break/><text:span text:style-name="Strong_20_Emphasis">Understanding IoT Protocols and Vulnerabilities</text:span></text:p>
        </text:list-item>
      </text:list>
      <text:p text:style-name="Horizontal_20_Line"/>
      <text:h text:style-name="Heading_20_2" text:outline-level="2"><text:span text:style-name="Strong_20_Emphasis">Additional Resources</text:span></text:h>
      <text:h text:style-name="Heading_20_3" text:outline-level="3"><text:span text:style-name="Strong_20_Emphasis">Books</text:span></text:h>
      <text:list text:style-name="L49">
        <text:list-item>
          <text:p text:style-name="P103"><text:span text:style-name="Strong_20_Emphasis">"Hacking: The Art of Exploitation" by Jon Erickson</text:span></text:p>
        </text:list-item>
        <text:list-item>
          <text:p text:style-name="P103"><text:span text:style-name="Strong_20_Emphasis">"The Web Application Hacker's Handbook" by Dafydd Stuttard and Marcus Pinto</text:span></text:p>
        </text:list-item>
        <text:list-item>
          <text:p text:style-name="P102"><text:span text:style-name="Strong_20_Emphasis">"Network Security Essentials" by William Stallings</text:span></text:p>
        </text:list-item>
      </text:list>
      <text:h text:style-name="Heading_20_3" text:outline-level="3"><text:span text:style-name="Strong_20_Emphasis">Online Courses</text:span></text:h>
      <text:list text:style-name="L50">
        <text:list-item>
          <text:p text:style-name="P105"><text:span text:style-name="Strong_20_Emphasis">Cybrary</text:span></text:p>
        </text:list-item>
        <text:list-item>
          <text:p text:style-name="P105"><text:span text:style-name="Strong_20_Emphasis">Coursera (e.g., "Cybersecurity Specialization")</text:span></text:p>
        </text:list-item>
        <text:list-item>
          <text:p text:style-name="P104"><text:span text:style-name="Strong_20_Emphasis">Udemy (e.g., "The Complete Ethical Hacking Course")</text:span></text:p>
        </text:list-item>
      </text:list>
      <text:h text:style-name="Heading_20_3" text:outline-level="3"><text:span text:style-name="Strong_20_Emphasis">Websites and Blogs</text:span></text:h>
      <text:list text:style-name="L51">
        <text:list-item>
          <text:p text:style-name="P107"><text:span text:style-name="Strong_20_Emphasis">OWASP (Open Web Application Security Project)</text:span></text:p>
        </text:list-item>
        <text:list-item>
          <text:p text:style-name="P107"><text:span text:style-name="Strong_20_Emphasis">Krebs on Security</text:span></text:p>
        </text:list-item>
        <text:list-item>
          <text:p text:style-name="P106"><text:span text:style-name="Strong_20_Emphasis">Reddit's r/netsec and r/ethicalhacking</text:span></text:p>
        </text:list-item>
      </text:list>
      <text:p text:style-name="Horizontal_20_Line"/>
      <text:h text:style-name="Heading_20_2" text:outline-level="2"><text:span text:style-name="Strong_20_Emphasis">Ethical Considerations and Legal Compliance</text:span></text:h>
      <text:p text:style-name="Text_20_body">As you pursue your journey to becoming an expert ethical hacker, it's crucial to adhere to ethical standards and legal guidelines:</text:p>
      <text:list text:style-name="L52">
        <text:list-item>
          <text:p text:style-name="P109"><text:span text:style-name="Strong_20_Emphasis">Obtain Proper Authorization</text:span>: Always have explicit permission before testing or probing any network or system.</text:p>
        </text:list-item>
        <text:list-item>
          <text:p text:style-name="P109"><text:span text:style-name="Strong_20_Emphasis">Respect Privacy</text:span>: Do not access or distribute sensitive information without consent.</text:p>
        </text:list-item>
        <text:list-item>
          <text:p text:style-name="P109"><text:span text:style-name="Strong_20_Emphasis">Follow Responsible Disclosure</text:span>: Report vulnerabilities to the appropriate parties without exploiting them.</text:p>
        </text:list-item>
        <text:list-item>
          <text:p text:style-name="P108"><text:span text:style-name="Strong_20_Emphasis">Stay Informed on Laws</text:span>: Understand the cybersecurity laws and regulations in your country and internationally.</text:p>
        </text:list-item>
      </text:list>
      <text:p text:style-name="Horizontal_20_Line"/>
      <text:h text:style-name="Heading_20_2" text:outline-level="2"><text:span text:style-name="Strong_20_Emphasis">Final Thoughts</text:span></text:h>
      <text:p text:style-name="Text_20_body">Becoming a world-class ethical hacker requires dedication, continuous learning, and a strong ethical foundation. By following this comprehensive roadmap, building hands-on experience, and staying updated with the latest trends and technologies, you can develop the networking skills and broader expertise needed to excel in the cybersecurity field.</text:p>
      <text:p text:style-name="Text_20_body"><text:soft-page-break/>Remember, with great power comes great responsibility. Use your skills to protect and improve the digital world ethically and legally.</text:p>
      <text:p text:style-name="P5">=============================================================================</text:p>
      <text:p text:style-name="P5"/>
      <text:p text:style-name="P5"/>
      <text:p text:style-name="P5"/>
      <text:p text:style-name="P2"/>
      <text:p text:style-name="P3"><text:span text:style-name="Strong_20_Emphasis">Programming</text:span>: </text:p>
      <text:list text:style-name="L53">
        <text:list-item>
          <text:list>
            <text:list-item>
              <text:p text:style-name="P111">Python, Java, C++, and JavaScript </text:p>
            </text:list-item>
            <text:list-item>
              <text:p text:style-name="P111">Familiarize yourself with various programming frameworks and libraries </text:p>
            </text:list-item>
          </text:list>
        </text:list-item>
        <text:list-item>
          <text:p text:style-name="P111"><text:span text:style-name="Strong_20_Emphasis">Networking</text:span>: </text:p>
          <text:list>
            <text:list-item>
              <text:p text:style-name="P111">Network fundamentals, protocols, and architectures </text:p>
            </text:list-item>
            <text:list-item>
              <text:p text:style-name="P111">Network security, threats, and vulnerabilities </text:p>
            </text:list-item>
            <text:list-item>
              <text:p text:style-name="P111">Network management, monitoring, and troubleshooting </text:p>
            </text:list-item>
          </text:list>
        </text:list-item>
        <text:list-item>
          <text:p text:style-name="P111"><text:span text:style-name="Strong_20_Emphasis">Operating Systems</text:span>: </text:p>
          <text:list>
            <text:list-item>
              <text:p text:style-name="P111">Windows, Linux, and macOS </text:p>
            </text:list-item>
            <text:list-item>
              <text:p text:style-name="P111">Understand OS internals, file systems, and system calls </text:p>
            </text:list-item>
          </text:list>
        </text:list-item>
        <text:list-item>
          <text:p text:style-name="P111"><text:span text:style-name="Strong_20_Emphasis">Web Development</text:span>: </text:p>
          <text:list>
            <text:list-item>
              <text:p text:style-name="P111">HTML, CSS, JavaScript, and PHP </text:p>
            </text:list-item>
            <text:list-item>
              <text:p text:style-name="P111">Familiarize yourself with web frameworks, databases, and APIs </text:p>
            </text:list-item>
          </text:list>
        </text:list-item>
        <text:list-item>
          <text:p text:style-name="P111"><text:span text:style-name="Strong_20_Emphasis">Cryptography</text:span>: </text:p>
          <text:list>
            <text:list-item>
              <text:p text:style-name="P111">Encryption, decryption, and hashing </text:p>
            </text:list-item>
            <text:list-item>
              <text:p text:style-name="P111">Understand various cryptographic algorithms and protocols </text:p>
            </text:list-item>
          </text:list>
        </text:list-item>
        <text:list-item>
          <text:p text:style-name="P111"><text:span text:style-name="Strong_20_Emphasis">Database Management</text:span>: </text:p>
          <text:list>
            <text:list-item>
              <text:p text:style-name="P111">Relational databases (e.g., MySQL, PostgreSQL) </text:p>
            </text:list-item>
            <text:list-item>
              <text:p text:style-name="P111">NoSQL databases (e.g., MongoDB, Cassandra) </text:p>
            </text:list-item>
          </text:list>
        </text:list-item>
        <text:list-item>
          <text:p text:style-name="P111"><text:span text:style-name="Strong_20_Emphasis">Security</text:span>: </text:p>
          <text:list>
            <text:list-item>
              <text:p text:style-name="P111">Network security, web security, and system security </text:p>
            </text:list-item>
            <text:list-item>
              <text:p text:style-name="P111">Familiarize yourself with security frameworks, tools, and best practices </text:p>
            </text:list-item>
          </text:list>
        </text:list-item>
        <text:list-item>
          <text:p text:style-name="P111"><text:span text:style-name="Strong_20_Emphasis">Reverse Engineering</text:span>: </text:p>
          <text:list>
            <text:list-item>
              <text:p text:style-name="P111">Understand assembly language, binary analysis, and debugging </text:p>
            </text:list-item>
            <text:list-item>
              <text:p text:style-name="P111">Familiarize yourself with reverse engineering tools and techniques </text:p>
            </text:list-item>
          </text:list>
        </text:list-item>
        <text:list-item>
          <text:p text:style-name="P111"><text:span text:style-name="Strong_20_Emphasis">Social Engineering</text:span>: </text:p>
          <text:list>
            <text:list-item>
              <text:p text:style-name="P111">Understand human psychology, persuasion, and manipulation </text:p>
            </text:list-item>
            <text:list-item>
              <text:p text:style-name="P111">Familiarize yourself with social engineering tactics and techniques </text:p>
            </text:list-item>
          </text:list>
        </text:list-item>
        <text:list-item>
          <text:p text:style-name="P111"><text:span text:style-name="Strong_20_Emphasis">Continuous Learning</text:span>: </text:p>
          <text:list>
            <text:list-item>
              <text:p text:style-name="P111">Stay up-to-date with the latest technologies, trends, and threats </text:p>
            </text:list-item>
            <text:list-item>
              <text:p text:style-name="P110">Participate in online communities, forums, and bug bounty programs 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1:34:02.409088226</meta:creation-date>
    <dc:date>2024-09-01T11:44:19.590592980</dc:date>
    <meta:editing-duration>PT10M25S</meta:editing-duration>
    <meta:editing-cycles>4</meta:editing-cycles>
    <meta:generator>LibreOffice/24.2.4.2$Linux_X86_64 LibreOffice_project/420$Build-2</meta:generator>
    <meta:document-statistic meta:table-count="0" meta:image-count="0" meta:object-count="0" meta:page-count="13" meta:paragraph-count="431" meta:word-count="2105" meta:character-count="14292" meta:non-whitespace-character-count="12939"/>
  </office:meta>
</office:document-meta>
</file>